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334" officeooo:paragraph-rsid="001e23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RGING TWO FILES</text:p>
      <text:p text:style-name="Standard"/>
      <text:p text:style-name="Standard">god@god:~$ cd Desktop</text:p>
      <text:p text:style-name="Standard">god@god:~/Desktop$ ./redirection.sh</text:p>
      <text:p text:style-name="Standard">god@god:~/Desktop$ gedit redirection.sh &amp;</text:p>
      <text:p text:style-name="Standard">[1] 16913</text:p>
      <text:p text:style-name="Standard">god@god:~/Desktop$ ./redirection.sh</text:p>
      <text:p text:style-name="Standard">god@god:~/Desktop$ cat opfile.txt</text:p>
      <text:p text:style-name="Standard">out.txt</text:p>
      <text:p text:style-name="Standard">sample.txt</text:p>
      <text:p text:style-name="Standard">./redirection.sh: line 5: vs: command not found</text:p>
      <text:p text:style-name="Standard"/>
      <text:p text:style-name="P1">CONTENTS IN THE FILE “redirection.sh”</text:p>
      <text:p text:style-name="Standard">#!/usr/bin/env bash</text:p>
      <text:p text:style-name="Standard"/>
      <text:p text:style-name="Standard">ls *.txt | cat &gt; txtfile.txt</text:p>
      <text:p text:style-name="Standard"/>
      <text:p text:style-name="Standard">vs 2&gt; sample.txt</text:p>
      <text:p text:style-name="Standard">cat txtfile.txt &gt; opfile.txt</text:p>
      <text:p text:style-name="Standard">cat sample.txt &gt;&gt; opfile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22:49:06.460883763</meta:creation-date>
    <dc:date>2023-10-05T22:50:31.508808481</dc:date>
    <meta:editing-duration>PT1M25S</meta:editing-duration>
    <meta:editing-cycles>1</meta:editing-cycles>
    <meta:document-statistic meta:table-count="0" meta:image-count="0" meta:object-count="0" meta:page-count="1" meta:paragraph-count="16" meta:word-count="52" meta:character-count="411" meta:non-whitespace-character-count="375"/>
    <meta:generator>LibreOffice/6.4.7.2$Linux_X86_64 LibreOffice_project/40$Build-2</meta:generator>
  </office:meta>
</office:document-meta>
</file>